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5B00001089000005CAEBD07B42.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ab-stops>
          <style:tab-stop style:position="17.59cm" style:type="right"/>
        </style:tab-stops>
      </style:paragraph-properties>
      <style:text-properties fo:font-size="10pt" style:font-size-asian="10pt" style:font-size-complex="10pt"/>
    </style:style>
    <style:style style:name="P2" style:family="paragraph" style:parent-style-name="Standard">
      <style:text-properties style:font-name="Bitstream Vera Serif1" fo:font-size="16pt" style:font-size-asian="16pt" style:font-size-complex="16pt"/>
    </style:style>
    <style:style style:name="P3" style:family="paragraph" style:parent-style-name="Standard">
      <style:paragraph-properties fo:text-align="center" style:justify-single-word="false"/>
      <style:text-properties style:font-name="Bitstream Vera Serif1" fo:font-size="44pt" style:font-size-asian="44pt" style:font-size-complex="44pt"/>
    </style:style>
    <style:style style:name="P4" style:family="paragraph" style:parent-style-name="Standard">
      <style:paragraph-properties fo:margin-left="1.244cm" fo:margin-right="0cm" fo:text-indent="0cm" style:auto-text-indent="false"/>
    </style:style>
    <style:style style:name="P5" style:family="paragraph" style:parent-style-name="Text_20_body">
      <style:paragraph-properties fo:margin-left="1.244cm" fo:margin-right="0cm" fo:text-indent="0cm" style:auto-text-indent="false"/>
    </style:style>
    <style:style style:name="P6" style:family="paragraph" style:parent-style-name="Text_20_body">
      <style:paragraph-properties fo:margin-left="1.244cm" fo:margin-right="0cm" fo:text-indent="0cm" style:auto-text-indent="false"/>
      <style:text-properties fo:font-size="10pt" style:font-size-asian="10pt" style:font-size-complex="10pt"/>
    </style:style>
    <style:style style:name="P7" style:family="paragraph" style:parent-style-name="Standard">
      <style:paragraph-properties fo:margin-left="1.826cm" fo:margin-right="2.037cm" fo:text-align="center" style:justify-single-word="false" fo:text-indent="0cm" style:auto-text-indent="false"/>
      <style:text-properties fo:font-size="12pt" style:font-size-asian="12pt" style:font-size-complex="12pt"/>
    </style:style>
    <style:style style:name="P8" style:family="paragraph" style:parent-style-name="Standard">
      <style:paragraph-properties fo:margin-left="1.244cm" fo:margin-right="0cm" fo:text-indent="0cm" style:auto-text-indent="false"/>
    </style:style>
    <style:style style:name="P9" style:family="paragraph" style:parent-style-name="Text_20_body">
      <style:paragraph-properties fo:margin-left="1.244cm" fo:margin-right="0cm" fo:text-indent="0cm" style:auto-text-indent="false"/>
      <style:text-properties fo:font-size="10pt" fo:font-weight="normal" style:font-size-asian="10pt" style:font-weight-asian="normal" style:font-size-complex="10pt" style:font-weight-complex="normal"/>
    </style:style>
    <style:style style:name="P10" style:family="paragraph" style:parent-style-name="Heading_20_1">
      <style:text-properties fo:font-weight="normal" style:font-weight-asian="normal" style:font-weight-complex="normal"/>
    </style:style>
    <style:style style:name="T1" style:family="text">
      <style:text-properties style:font-name="Bitstream Vera Sans"/>
    </style:style>
    <style:style style:name="T2" style:family="text">
      <style:text-properties fo:font-weight="bold" style:font-weight-asian="bold" style:font-weight-complex="bold"/>
    </style:style>
    <style:style style:name="T3" style:family="text">
      <style:text-properties fo:color="#c5000b" fo:font-weight="bold" style:font-weight-asian="bold" style:font-weight-complex="bold"/>
    </style:style>
    <style:style style:name="T4" style:family="text">
      <style:text-properties fo:color="#808080"/>
    </style:style>
    <style:style style:name="T5" style:family="text">
      <style:text-properties style:font-name="Bitstream Vera Serif1"/>
    </style:style>
    <style:style style:name="T6" style:family="text">
      <style:text-properties style:font-name="Bitstream Vera Serif1"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9.5pt" style:font-size-asian="9.5pt" style:font-size-complex="9.5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Ruby on Rails</text:span> Course <text:span text:style-name="T4">2009</text:span></text:p>
      <text:p text:style-name="P3">Further Resources</text:p>
      <text:p text:style-name="P7">Here are some resources that may come in handy if you're planning on using <text:span text:style-name="T2">Ruby</text:span> or <text:span text:style-name="T2">Ruby on Rails</text:span> in the future.</text:p>
      <text:h text:style-name="P10" text:outline-level="1">Ruby</text:h>
      <text:p text:style-name="P4"><text:span text:style-name="T2">Official website: </text:span><text:a xlink:type="simple" xlink:href="http://www.ruby-lang.org/">http://www.ruby-lang.org/</text:a></text:p>
      <text:p text:style-name="P4"><text:span text:style-name="T6">Official documentation: </text:span><text:a xlink:type="simple" xlink:href="http://www.ruby-doc.org/"><text:span text:style-name="T5">http://www.ruby-doc.org/</text:span></text:a></text:p>
      <text:p text:style-name="P4"><text:span text:style-name="T6">Programming chalenges:</text:span><text:span text:style-name="T5"> </text:span><text:a xlink:type="simple" xlink:href="http://rubyquiz.com/"><text:span text:style-name="T5">http://rubyquiz.com/</text:span></text:a></text:p>
      <text:h text:style-name="P10" text:outline-level="1">Ruby on Rails</text:h>
      <text:p text:style-name="P4"><text:span text:style-name="T2">Official website: </text:span><text:a xlink:type="simple" xlink:href="http://rubyonrails.org/">http://rubyonrails.org/</text:a></text:p>
      <text:p text:style-name="P4"><text:span text:style-name="T6">Official documentation:</text:span><text:span text:style-name="T5"> </text:span><text:a xlink:type="simple" xlink:href="http://api.rubyonrails.org/">http://api.rubyonrails.org/</text:a></text:p>
      <text:p text:style-name="P4"><text:span text:style-name="T2">Official blog:</text:span> <text:a xlink:type="simple" xlink:href="http://weblog.rubyonrails.org/">http://weblog.rubyonrails.org/</text:a></text:p>
      <text:p text:style-name="P4"><text:span text:style-name="T2">Official guides:</text:span> <text:a xlink:type="simple" xlink:href="http://guides.rubyonrails.org/">http://guides.rubyonrails.org/</text:a></text:p>
      <text:p text:style-name="P4"><text:span text:style-name="T2">Free screencasts: </text:span><text:a xlink:type="simple" xlink:href="http://railscasts.com/">http://railscasts.com/</text:a></text:p>
      <text:p text:style-name="P4"><text:span text:style-name="T2">Recent blog posts:</text:span> <text:a xlink:type="simple" xlink:href="http://planetrubyonrails.com/">http://planetrubyonrails.com/</text:a></text:p>
      <text:p text:style-name="P4"><text:span text:style-name="T2">Rails workshops:</text:span> <text:a xlink:type="simple" xlink:href="http://rubyonrailsworkshops.com/">http://rubyonrailsworkshops.com/</text:a></text:p>
      <text:p text:style-name="P4"><text:span text:style-name="T2">Handy cheatsheets:</text:span> <text:a xlink:type="simple" xlink:href="http://www.addedbytes.com/cheat-sheets/ruby-on-rails-cheat-sheet"><text:span text:style-name="T10">http://www.addedbytes.com/cheat-sheets/ruby-on-rails-cheat-sheet</text:span></text:a></text:p>
      <text:h text:style-name="P10" text:outline-level="1">Common</text:h>
      <text:p text:style-name="P4"><text:span text:style-name="T2">Searchable documentation: </text:span><text:a xlink:type="simple" xlink:href="http://apidock.com/">http://apidock.com/</text:a></text:p>
      <text:p text:style-name="P4"><text:span text:style-name="T2">Five minute bi-weekly podcast:</text:span> <text:a xlink:type="simple" xlink:href="http://ruby5.envylabs.com/">http://ruby5.envylabs.com/</text:a></text:p>
      <text:h text:style-name="P10" text:outline-level="1">Notable Hosting Providers</text:h>
      <text:p text:style-name="P5"><text:span text:style-name="T2">Linode:</text:span> <text:a xlink:type="simple" xlink:href="https://www.linode.com/">http://www.linode.com/</text:a></text:p>
      <text:p text:style-name="P6">Linode is a hosting provider based in the US who offer Virtual Private Servers at very affordable rates and they have excellent data connections to Europe.</text:p>
      <text:p text:style-name="P5"><text:span text:style-name="T2">Heroku:</text:span> <text:a xlink:type="simple" xlink:href="http://heroku.com/">http://heroku.com/</text:a></text:p>
      <text:p text:style-name="P6">Heroku offers highly scalable, easy to use hosting for Rails applications. They also have a limited free plan suitable for small applications.</text:p>
      <text:p text:style-name="P5"><text:span text:style-name="T2">Brightbox:</text:span><text:span text:style-name="T7"> </text:span><text:a xlink:type="simple" xlink:href="http://www.brightbox.co.uk/"><text:span text:style-name="T7">http://www.brightbox.co.uk/</text:span></text:a></text:p>
      <text:p text:style-name="P9">Brightbox is a UK-based hostimg company that specializes in Rails hosting.</text:p>
      <text:h text:style-name="P10" text:outline-level="1">Code Repository Hosting</text:h>
      <text:p text:style-name="P5"><text:span text:style-name="T2">GitHub:</text:span><text:span text:style-name="T7"> </text:span><text:a xlink:type="simple" xlink:href="https://github.com/"><text:span text:style-name="T7">http://github.com/</text:span></text:a></text:p>
      <text:p text:style-name="P9">Very good hosting for Git repositories. Free for open source projects and paid plans are available if you require private repositories. Widely used for Rails and Ruby projects.</text:p>
      <text:p text:style-name="P5"><text:span text:style-name="T2">CodaSet:</text:span><text:span text:style-name="T7"> </text:span><text:a xlink:type="simple" xlink:href="http://codaset.com/"><text:span text:style-name="T7">http://codaset.com</text:span></text:a></text:p>
      <text:p text:style-name="P9">Git hosting and integrated ticket management. Codaset is currently in public beta, and the final pricing has not yet been published. The developer has given assurances that there will always be a free plan available.</text:p>
      <text:p text:style-name="P5"><text:span text:style-name="T8">RubyForge:</text:span><text:span text:style-name="T9"> </text:span><text:a xlink:type="simple" xlink:href="http://rubyforge.org/"><text:span text:style-name="T9">http://rubyforge.org/</text:span></text:a></text:p>
      <text:p text:style-name="P9">Hosting for open source Ruby projects. All projects must be approved by the administrators. CVS, SVN, or Git repositories can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erif"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Bitstream Vera Serif"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17.59cm" style:type="right"/>
        </style:tab-stops>
      </style:paragraph-properties>
      <style:text-properties fo:font-size="10pt" style:font-size-asian="10pt" style:font-size-complex="10pt"/>
    </style:style>
    <style:style style:name="MT1" style:family="text">
      <style:text-properties style:font-name="Bitstream Vera Sans"/>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graphics1" text:anchor-type="as-char" svg:width="2.362cm" svg:height="0.827cm" draw:z-index="0"><draw:image xlink:href="Pictures/2000005B00001089000005CAEBD07B42.svm" xlink:type="simple" xlink:show="embed" xlink:actuate="onLoad"/></draw:frame><text:span text:style-name="MT1"><text:tab/>© 2009 Matias Korhone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ias Korhonen</meta:initial-creator>
    <meta:creation-date>2009-10-20T19:12:03</meta:creation-date>
    <dc:date>2009-10-21T10:04:53</dc:date>
    <dc:creator>Matias Korhonen</dc:creator>
    <meta:editing-duration>PT00H56M29S</meta:editing-duration>
    <meta:editing-cycles>18</meta:editing-cycles>
    <meta:generator>OpenOffice.org/3.1$Unix OpenOffice.org_project/310m19$Build-9420</meta:generator>
    <meta:document-statistic meta:table-count="0" meta:image-count="1" meta:object-count="0" meta:page-count="1" meta:paragraph-count="34" meta:word-count="242" meta:character-count="1964"/>
  </office:meta>
</office:document-meta>
</file>